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fo:min-height="2.79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color="#000000" style:font-name="Liberation Sans1" fo:font-size="18pt" style:font-size-asian="18pt" style:font-name-complex="Liberation Sans1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2cm" svg:height="0.712cm" svg:x="1.261cm" svg:y="1.125cm">
          <draw:text-box>
            <text:p text:style-name="P1"><text:span text:style-name="T1">RTL Diagram for RCU</text:span></text:p>
          </draw:text-box>
        </draw:frame>
        <draw:frame draw:style-name="gr2" draw:text-style-name="P3" draw:layer="layout" svg:width="3.207cm" svg:height="3.048cm" svg:x="17.385cm" svg:y="1cm">
          <draw:text-box>
            <text:p><text:span text:style-name="T2">Joe Mynhier</text:span></text:p>
            <text:p><text:span text:style-name="T2">ECE 337</text:span></text:p>
            <text:p><text:span text:style-name="T2">Section 4</text:span></text:p>
            <text:p><text:span text:style-name="T2">Lab 6</text:span></text:p>
          </draw:text-box>
        </draw:frame>
        <draw:g>
          <draw:custom-shape draw:style-name="gr3" draw:text-style-name="P4" draw:layer="layout" svg:width="1.27cm" svg:height="2.54cm" svg:x="9.89cm" svg:y="4.81cm">
            <text:p text:style-name="P4">reg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0.807cm" svg:height="0.725cm" svg:x="9.718cm" svg:y="4.974cm">
            <draw:text-box>
              <text:p><text:span text:style-name="T2">D</text:span></text:p>
            </draw:text-box>
          </draw:frame>
          <draw:frame draw:style-name="gr5" draw:text-style-name="P3" draw:layer="layout" svg:width="0.832cm" svg:height="0.725cm" svg:x="10.48cm" svg:y="4.974cm">
            <draw:text-box>
              <text:p><text:span text:style-name="T2">Q</text:span></text:p>
            </draw:text-box>
          </draw:frame>
          <draw:line draw:style-name="gr6" draw:text-style-name="P4" draw:layer="layout" svg:x1="9.89cm" svg:y1="6.715cm" svg:x2="10.017cm" svg:y2="6.842cm">
            <text:p/>
          </draw:line>
          <draw:line draw:style-name="gr6" draw:text-style-name="P4" draw:layer="layout" svg:x1="9.89cm" svg:y1="6.969cm" svg:x2="10.017cm" svg:y2="6.842cm">
            <text:p/>
          </draw:line>
          <draw:line draw:style-name="gr6" draw:text-style-name="P4" draw:layer="layout" svg:x1="9.128cm" svg:y1="6.842cm" svg:x2="9.89cm" svg:y2="6.842cm">
            <text:p/>
          </draw:line>
          <draw:line draw:style-name="gr7" draw:text-style-name="P4" draw:layer="layout" svg:x1="9.763cm" svg:y1="7.096cm" svg:x2="9.763cm" svg:y2="6.461cm">
            <text:p/>
          </draw:line>
          <draw:frame draw:style-name="gr8" draw:text-style-name="P3" draw:layer="layout" svg:width="1.12cm" svg:height="0.762cm" svg:x="8.55cm" svg:y="6.08cm">
            <draw:text-box>
              <text:p><text:span text:style-name="T2">clk</text:span></text:p>
            </draw:text-box>
          </draw:frame>
          <draw:custom-shape draw:style-name="gr9" draw:text-style-name="P4" draw:layer="layout" svg:width="0.254cm" svg:height="0.254cm" svg:x="10.144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0.271cm" svg:y1="7.604cm" svg:x2="10.271cm" svg:y2="7.858cm">
            <text:p/>
          </draw:line>
          <draw:frame draw:style-name="gr10" draw:text-style-name="P3" draw:layer="layout" svg:width="1.446cm" svg:height="0.762cm" svg:x="10.167cm" svg:y="7.35cm">
            <draw:text-box>
              <text:p><text:span text:style-name="T2">n_rst</text:span></text:p>
            </draw:text-box>
          </draw:frame>
        </draw:g>
        <draw:custom-shape draw:style-name="gr11" draw:text-style-name="P4" draw:layer="layout" svg:width="3.81cm" svg:height="3.81cm" svg:x="3.54cm" svg:y="4.81cm">
          <text:p text:style-name="P4">Next</text:p>
          <text:p text:style-name="P4">State</text:p>
          <text:p text:style-name="P4">Logic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3.81cm" svg:x="13.7cm" svg:y="4.81cm">
          <text:p text:style-name="P4">Output</text:p>
          <text:p text:style-name="P4">Logic</text:p>
          <draw:enhanced-geometry svg:viewBox="0 0 21600 21600" draw:type="rectangle" draw:enhanced-path="M 0 0 L 21600 0 21600 21600 0 21600 0 0 Z N"/>
        </draw:custom-shape>
        <draw:g>
          <draw:line draw:style-name="gr6" draw:text-style-name="P4" draw:layer="layout" svg:x1="7.731cm" svg:y1="5.572cm" svg:x2="7.476cm" svg:y2="5.064cm">
            <text:p/>
          </draw:line>
          <draw:frame draw:style-name="gr12" draw:text-style-name="P5" draw:layer="layout" svg:width="1.361cm" svg:height="0.645cm" draw:transform="rotate (1.57254165604689) translate (7.477cm 5.46cm)">
            <draw:text-box>
              <text:p><text:span text:style-name="T3">4:0</text:span></text:p>
            </draw:text-box>
          </draw:frame>
          <draw:line draw:style-name="gr6" draw:text-style-name="P4" draw:layer="layout" svg:x1="7.731cm" svg:y1="5.572cm" svg:x2="7.476cm" svg:y2="5.064cm">
            <text:p/>
          </draw:line>
          <draw:line draw:style-name="gr6" draw:text-style-name="P4" draw:layer="layout" svg:x1="7.35cm" svg:y1="5.319cm" svg:x2="8.239cm" svg:y2="5.317cm">
            <text:p/>
          </draw:line>
        </draw:g>
        <draw:g>
          <draw:line draw:style-name="gr6" draw:text-style-name="P4" draw:layer="layout" svg:x1="11.541cm" svg:y1="5.649cm" svg:x2="11.286cm" svg:y2="5.141cm">
            <text:p/>
          </draw:line>
          <draw:frame draw:style-name="gr12" draw:text-style-name="P5" draw:layer="layout" svg:width="1.361cm" svg:height="0.645cm" draw:transform="rotate (1.57254165604689) translate (11.287cm 5.537cm)">
            <draw:text-box>
              <text:p><text:span text:style-name="T3">4:0</text:span></text:p>
            </draw:text-box>
          </draw:frame>
          <draw:line draw:style-name="gr6" draw:text-style-name="P4" draw:layer="layout" svg:x1="11.541cm" svg:y1="5.649cm" svg:x2="11.286cm" svg:y2="5.141cm">
            <text:p/>
          </draw:line>
          <draw:line draw:style-name="gr6" draw:text-style-name="P4" draw:layer="layout" svg:x1="11.16cm" svg:y1="5.396cm" svg:x2="12.049cm" svg:y2="5.394cm">
            <text:p/>
          </draw:line>
        </draw:g>
        <draw:line draw:style-name="gr13" draw:text-style-name="P4" draw:layer="layout" svg:x1="8.122cm" svg:y1="5.317cm" svg:x2="9.89cm" svg:y2="5.318cm">
          <text:p/>
        </draw:line>
        <draw:line draw:style-name="gr13" draw:text-style-name="P4" draw:layer="layout" svg:x1="11.932cm" svg:y1="5.396cm" svg:x2="13.7cm" svg:y2="5.397cm">
          <text:p/>
        </draw:line>
        <draw:line draw:style-name="gr14" draw:text-style-name="P4" draw:layer="layout" svg:x1="12.43cm" svg:y1="5.396cm" svg:x2="12.43cm" svg:y2="3.667cm">
          <text:p/>
        </draw:line>
        <draw:line draw:style-name="gr14" draw:text-style-name="P4" draw:layer="layout" svg:x1="12.43cm" svg:y1="3.667cm" svg:x2="6.207cm" svg:y2="3.667cm">
          <text:p/>
        </draw:line>
        <draw:line draw:style-name="gr13" draw:text-style-name="P4" draw:layer="layout" svg:x1="6.207cm" svg:y1="3.667cm" svg:x2="6.207cm" svg:y2="4.81cm">
          <text:p/>
        </draw:line>
        <draw:frame draw:style-name="gr15" draw:text-style-name="P3" draw:layer="layout" svg:width="1.425cm" svg:height="0.725cm" svg:x="11.668cm" svg:y="5.482cm">
          <draw:text-box>
            <text:p><text:span text:style-name="T2">state</text:span></text:p>
          </draw:text-box>
        </draw:frame>
        <draw:frame draw:style-name="gr15" draw:text-style-name="P3" draw:layer="layout" svg:width="2.466cm" svg:height="0.725cm" svg:x="7.35cm" svg:y="5.355cm">
          <draw:text-box>
            <text:p><text:span text:style-name="T2">next_state</text:span></text:p>
          </draw:text-box>
        </draw:frame>
        <draw:line draw:style-name="gr13" draw:text-style-name="P4" draw:layer="layout" svg:x1="17.51cm" svg:y1="5.191cm" svg:x2="20.304cm" svg:y2="5.191cm">
          <text:p/>
        </draw:line>
        <draw:line draw:style-name="gr13" draw:text-style-name="P4" draw:layer="layout" svg:x1="17.51cm" svg:y1="6.461cm" svg:x2="20.304cm" svg:y2="6.461cm">
          <text:p/>
        </draw:line>
        <draw:line draw:style-name="gr13" draw:text-style-name="P4" draw:layer="layout" svg:x1="17.51cm" svg:y1="7.858cm" svg:x2="20.304cm" svg:y2="7.858cm">
          <text:p/>
        </draw:line>
        <draw:line draw:style-name="gr13" draw:text-style-name="P4" draw:layer="layout" svg:x1="1.762cm" svg:y1="5.318cm" svg:x2="3.54cm" svg:y2="5.318cm">
          <text:p/>
        </draw:line>
        <draw:line draw:style-name="gr13" draw:text-style-name="P4" draw:layer="layout" svg:x1="1.762cm" svg:y1="6.334cm" svg:x2="3.54cm" svg:y2="6.334cm">
          <text:p/>
        </draw:line>
        <draw:line draw:style-name="gr13" draw:text-style-name="P4" draw:layer="layout" svg:x1="1.762cm" svg:y1="7.604cm" svg:x2="3.54cm" svg:y2="7.604cm">
          <text:p/>
        </draw:line>
        <draw:line draw:style-name="gr13" draw:text-style-name="P4" draw:layer="layout" svg:x1="4.556cm" svg:y1="10.271cm" svg:x2="4.556cm" svg:y2="8.62cm">
          <text:p/>
        </draw:line>
        <draw:line draw:style-name="gr13" draw:text-style-name="P4" draw:layer="layout" svg:x1="6.08cm" svg:y1="10.271cm" svg:x2="6.08cm" svg:y2="8.62cm">
          <text:p/>
        </draw:line>
        <draw:frame draw:style-name="gr15" draw:text-style-name="P3" draw:layer="layout" svg:width="1.632cm" svg:height="0.725cm" svg:x="17.863cm" svg:y="4.429cm">
          <draw:text-box>
            <text:p><text:span text:style-name="T2">rcving</text:span></text:p>
          </draw:text-box>
        </draw:frame>
        <draw:frame draw:style-name="gr15" draw:text-style-name="P3" draw:layer="layout" svg:width="2.322cm" svg:height="0.725cm" svg:x="17.838cm" svg:y="5.572cm">
          <draw:text-box>
            <text:p><text:span text:style-name="T2">w_enable</text:span></text:p>
          </draw:text-box>
        </draw:frame>
        <draw:frame draw:style-name="gr15" draw:text-style-name="P3" draw:layer="layout" svg:width="1.772cm" svg:height="0.725cm" svg:x="17.945cm" svg:y="6.969cm">
          <draw:text-box>
            <text:p><text:span text:style-name="T2">r_error</text:span></text:p>
          </draw:text-box>
        </draw:frame>
        <draw:frame draw:style-name="gr15" draw:text-style-name="P3" draw:layer="layout" svg:width="1.924cm" svg:height="0.725cm" svg:x="1.091cm" svg:y="4.556cm">
          <draw:text-box>
            <text:p><text:span text:style-name="T2">d_edge</text:span></text:p>
          </draw:text-box>
        </draw:frame>
        <draw:g>
          <draw:line draw:style-name="gr6" draw:text-style-name="P4" draw:layer="layout" svg:x1="2.143cm" svg:y1="7.858cm" svg:x2="1.888cm" svg:y2="7.35cm">
            <text:p/>
          </draw:line>
          <draw:frame draw:style-name="gr12" draw:text-style-name="P5" draw:layer="layout" svg:width="1.361cm" svg:height="0.645cm" draw:transform="rotate (1.57254165604689) translate (1.889cm 7.746cm)">
            <draw:text-box>
              <text:p><text:span text:style-name="T3">7:0</text:span></text:p>
            </draw:text-box>
          </draw:frame>
          <draw:line draw:style-name="gr6" draw:text-style-name="P4" draw:layer="layout" svg:x1="2.143cm" svg:y1="7.858cm" svg:x2="1.888cm" svg:y2="7.35cm">
            <text:p/>
          </draw:line>
          <draw:line draw:style-name="gr6" draw:text-style-name="P4" draw:layer="layout" svg:x1="1.762cm" svg:y1="7.605cm" svg:x2="2.651cm" svg:y2="7.603cm">
            <text:p/>
          </draw:line>
        </draw:g>
        <draw:frame draw:style-name="gr15" draw:text-style-name="P3" draw:layer="layout" svg:width="1.213cm" svg:height="0.725cm" svg:x="1.108cm" svg:y="5.572cm">
          <draw:text-box>
            <text:p><text:span text:style-name="T2">eop</text:span></text:p>
          </draw:text-box>
        </draw:frame>
        <draw:frame draw:style-name="gr15" draw:text-style-name="P3" draw:layer="layout" svg:width="2.132cm" svg:height="0.725cm" svg:x="1.127cm" svg:y="7.768cm">
          <draw:text-box>
            <text:p><text:span text:style-name="T2">rcv_data</text:span></text:p>
          </draw:text-box>
        </draw:frame>
        <draw:frame draw:style-name="gr15" draw:text-style-name="P3" draw:layer="layout" svg:width="2.796cm" svg:height="0.725cm" svg:x="1.635cm" svg:y="9.509cm">
          <draw:text-box>
            <text:p><text:span text:style-name="T2">shift_enable</text:span></text:p>
          </draw:text-box>
        </draw:frame>
        <draw:frame draw:style-name="gr15" draw:text-style-name="P3" draw:layer="layout" svg:width="3.148cm" svg:height="0.725cm" svg:x="6.061cm" svg:y="9.673cm">
          <draw:text-box>
            <text:p><text:span text:style-name="T2">byte_receiv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10-04T21:34:21.924624496</meta:creation-date>
    <meta:generator>LibreOffice/4.3.7.2$Linux_X86_64 LibreOffice_project/430$Build-2</meta:generator>
    <dc:date>2016-10-04T21:44:56.839766412</dc:date>
    <dc:creator>Mentor Graphics</dc:creator>
    <meta:editing-duration>PT10M31S</meta:editing-duration>
    <meta:editing-cycles>6</meta:editing-cycles>
    <meta:document-statistic meta:object-count="54"/>
  </office:meta>
</office:document-meta>
</file>